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 fo:text-align="start" style:justify-single-word="false"/>
      <style:text-properties fo:color="#000000" loext:opacity="100%" style:font-name="Liberation Serif" fo:font-size="14pt" fo:font-weight="normal" fo:background-color="transparent" style:font-size-asian="14pt" style:font-size-complex="14pt"/>
    </style:style>
    <style:style style:name="P2" style:family="paragraph" style:parent-style-name="Standard">
      <style:paragraph-properties style:line-height-at-least="0.198in" fo:text-align="start" style:justify-single-word="false"/>
      <style:text-properties fo:color="#000000" loext:opacity="100%" style:font-name="Liberation Serif" fo:font-size="14pt" fo:background-color="transparent" style:font-size-asian="14pt" style:font-size-complex="14pt"/>
    </style:style>
    <style:style style:name="P3" style:family="paragraph" style:parent-style-name="Standard">
      <style:paragraph-properties style:line-height-at-least="0.198in" fo:text-align="start" style:justify-single-word="false"/>
      <style:text-properties fo:color="#000000" loext:opacity="100%" style:font-name="Liberation Serif" fo:font-size="14pt" fo:language="ru" fo:country="RU" fo:font-weight="normal" fo:background-color="transparent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in" fo:margin-right="0in" style:line-height-at-least="0.198in" fo:text-align="start" style:justify-single-word="false" fo:text-indent="0in" style:auto-text-indent="false" style:page-number="auto" fo:background-color="transparent"/>
      <style:text-properties fo:color="#000000" loext:opacity="100%" style:font-name="Liberation Serif" fo:font-size="14pt" fo:language="ru" fo:country="RU" fo:font-weight="normal" fo:background-color="transparent" style:font-size-asian="14pt" style:font-size-complex="14pt"/>
    </style:style>
    <style:style style:name="P5" style:family="paragraph" style:parent-style-name="Standard">
      <loext:graphic-properties draw:fill="none"/>
      <style:paragraph-properties fo:margin-left="0in" fo:margin-right="0in" style:line-height-at-least="0.198in" fo:text-align="start" style:justify-single-word="false" fo:text-indent="0in" style:auto-text-indent="false" fo:background-color="transparent"/>
      <style:text-properties fo:color="#000000" loext:opacity="100%" style:font-name="Liberation Serif" fo:font-size="14pt" fo:language="ru" fo:country="RU" fo:font-weight="normal" fo:background-color="transparent" style:font-size-asian="14pt" style:font-size-complex="14pt"/>
    </style:style>
    <style:style style:name="P6" style:family="paragraph" style:parent-style-name="Standard">
      <style:paragraph-properties style:line-height-at-least="0.198in" fo:text-align="start" style:justify-single-word="false"/>
      <style:text-properties fo:color="#000000" loext:opacity="100%" style:font-name="Liberation Serif" fo:font-size="14pt" fo:language="ru" fo:country="RU" fo:font-weight="bold" fo:background-color="transparent" style:font-size-asian="14pt" style:font-weight-asian="bold" style:font-size-complex="14pt" style:font-weight-complex="bold"/>
    </style:style>
    <style:style style:name="T1" style:family="text">
      <style:text-properties officeooo:rsid="0008948d"/>
    </style:style>
    <style:style style:name="T2" style:family="text">
      <style:text-properties fo:language="ru" fo:country="RU"/>
    </style:style>
    <style:style style:name="T3" style:family="text">
      <style:text-properties officeooo:rsid="0008cb18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Индивиду<text:span text:style-name="T3">а</text:span>льное тестовое задание <text:span text:style-name="T1">дл</text:span>я DevOps-инженера</text:p>
      <text:p text:style-name="P2"/>
      <text:p text:style-name="P3"><text:span text:style-name="T4">Цель</text:span>: создание <text:span text:style-name="T3">с</text:span>ценария развёртывания <text:span text:style-name="T3">сервисов</text:span> и систем</text:p>
      <text:p text:style-name="P2"/>
      <text:p text:style-name="P6">Требования к ПО</text:p>
      <text:p text:style-name="P1">Debian 12</text:p>
      <text:p text:style-name="P1">MariaDB - 10.3 или новее</text:p>
      <text:p text:style-name="P1">docker + docker-compose (или плагин docker compose)</text:p>
      <text:p text:style-name="P3">grafana, prometheus - последние стабильные версии</text:p>
      <text:p text:style-name="P3">prometheus-node-exporter, mysqld_exporter - версии, доступные в соответствии с выбранными ОС и ПО</text:p>
      <text:p text:style-name="P2"/>
      <text:p text:style-name="P6">Описание</text:p>
      <text:p text:style-name="P3">Задание предполагает развёртывание решения на двух системах</text:p>
      <text:p text:style-name="P3">1. В первой системе должны быть развёрнуты prometheus-node-exporter, mariadb, mysqld_exporter + фаерволл (nftables). Развёртывание предполагается без использования контейнер<text:span text:style-name="T3">и</text:span>зации.</text:p>
      <text:p text:style-name="P3">2. В первой системе должен быть сконфигурирован фаерволл - закрыты все порты, кроме ssh, prometheus-node-exporter, mariadb, mysqld_exporter. Список открытых портов должен задаваться в виде переменных в ansible.</text:p>
      <text:p text:style-name="P3">3. Во второй системе должны быть развёрнуты docker + docker compose, prometheus и grafana. Файлы конфигураций должны находиться на хосте и монтироваться в контейнеры в режиме ro.</text:p>
      <text:p text:style-name="P3">4. В prometheus должен быть ор<text:span text:style-name="T3">га</text:span>низован сбор метрик prometheus-node-exporter и mysqld_exporter</text:p>
      <text:p text:style-name="P3">5. В grafana необходимо реализовать два dashboard:</text:p>
      <text:p text:style-name="P4"><text:tab/>- общие метрики ОС (cpu, RAM, загруженность сетевых интерфейсов, заполненность диска);</text:p>
      <text:p text:style-name="P5"><text:tab/>- метрики mariadb - количество соединений, количество запросов в общем, отдельно количество чтений (select), отдельно количество остальных операций записи (update, insert, delete).</text:p>
      <text:p text:style-name="P2"/>
      <text:p text:style-name="P6">Ожидаемый результат</text:p>
      <text:p text:style-name="P3">Проект должен состоять из</text:p>
      <text:p text:style-name="P3">1. набора конфигураций для каждого из используемого ПО.</text:p>
      <text:p text:style-name="P3">2. docker-compose.yml файла, разворачивающего контейнеры и монтирующего структуру каталогов с файлами конфигураций. Развёртывание должно происходить без дополнительных действий на хосте - все предварительные подготовки должны быть проведены посредством ansible.</text:p>
      <text:p text:style-name="P3">3. json-моделей dashboard’ов, готовых для импорта в развёрнутое решение.</text:p>
      <text:p text:style-name="P2"/>
      <text:p text:style-name="P3">Проект должен быть загружен в git репозиторий (с публичным доступом) в виде ansible проекта, (включающего шаб<text:span text:style-name="T3">л</text:span>оны и файлы, используемые в процессе). Также должно присутствовать описание проекта, позволяющее его использовать для развёртывания описанного решени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2:56:17.037372373</meta:creation-date>
    <dc:date>2024-07-08T13:12:10.661296199</dc:date>
    <meta:editing-duration>PT6M4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263" meta:character-count="2091" meta:non-whitespace-character-count="1849"/>
  </office:meta>
</office:document-meta>
</file>